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0B94301123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01cm" style:rel-column-width="2268*"/>
    </style:style>
    <style:style style:name="Tabla1.B" style:family="table-column">
      <style:table-column-properties style:column-width="8.498cm" style:rel-column-width="4818*"/>
    </style:style>
    <style:style style:name="Tabla1.C" style:family="table-column">
      <style:table-column-properties style:column-width="4.501cm" style:rel-column-width="2552*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70d08"/>
    </style:style>
    <style:style style:name="P2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370d08"/>
    </style:style>
    <style:style style:name="P4" style:family="paragraph" style:parent-style-name="Heading_20_2">
      <style:paragraph-properties fo:margin-top="0.101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101cm" style:contextual-spacing="false" fo:line-height="100%"/>
      <style:text-properties style:font-name="Liberation Serif" officeooo:rsid="0031aa9f" officeooo:paragraph-rsid="0037a784"/>
    </style:style>
    <style:style style:name="P6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" officeooo:rsid="0031aa9f" officeooo:paragraph-rsid="0031aa9f"/>
    </style:style>
    <style:style style:name="P7" style:family="paragraph" style:parent-style-name="Text_20_body" style:list-style-name="L2">
      <style:paragraph-properties fo:margin-top="0cm" fo:margin-bottom="0cm" style:contextual-spacing="false" fo:line-height="100%"/>
    </style:style>
    <style:style style:name="P8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1aa9f"/>
    </style:style>
    <style:style style:name="P9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1aa9f" officeooo:paragraph-rsid="0031aa9f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11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13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15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5743a"/>
    </style:style>
    <style:style style:name="P16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5743a"/>
    </style:style>
    <style:style style:name="P17" style:family="paragraph" style:parent-style-name="Text_20_body">
      <style:paragraph-properties fo:margin-top="0.101cm" fo:margin-bottom="0.101cm" style:contextual-spacing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8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9" style:family="paragraph" style:parent-style-name="Text_20_body">
      <style:paragraph-properties fo:margin-top="0.101cm" fo:margin-bottom="0.101cm" style:contextual-spacing="false" fo:text-align="center" style:justify-single-word="false"/>
      <style:text-properties officeooo:paragraph-rsid="003afbac"/>
    </style:style>
    <style:style style:name="P20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b96d2"/>
    </style:style>
    <style:style style:name="P21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officeooo:rsid="0031aa9f" officeooo:paragraph-rsid="003b96d2"/>
    </style:style>
    <style:style style:name="P22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23" style:family="paragraph" style:parent-style-name="Text_20_body" style:list-style-name="L3">
      <style:paragraph-properties fo:margin-top="0.101cm" fo:margin-bottom="0.101cm" style:contextual-spacing="false"/>
      <style:text-properties style:text-underline-style="none" fo:font-weight="normal" officeooo:rsid="003b96d2" officeooo:paragraph-rsid="003b96d2" style:font-weight-asian="normal" style:font-weight-complex="normal"/>
    </style:style>
    <style:style style:name="P24" style:family="paragraph" style:parent-style-name="Text_20_body" style:list-style-name="L3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5" style:family="paragraph" style:parent-style-name="Text_20_body" style:list-style-name="L3">
      <style:paragraph-properties fo:margin-top="0.101cm" fo:margin-bottom="0.101cm" style:contextual-spacing="false"/>
      <style:text-properties officeooo:paragraph-rsid="003b96d2"/>
    </style:style>
    <style:style style:name="P26" style:family="paragraph" style:parent-style-name="Text_20_body" style:list-style-name="L3">
      <style:paragraph-properties fo:margin-top="0.101cm" fo:margin-bottom="0.3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3cd27b" officeooo:paragraph-rsid="003cd27b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>
        <loext:char-complex-color loext:theme-type="dark1" loext:color-type="theme">
          <loext:transformation loext:type="lumoff" loext:value="0"/>
        </loext:char-complex-color>
      </style:text-properties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32" style:family="paragraph" style:parent-style-name="Heading_20_4">
      <style:paragraph-properties fo:margin-top="0cm" fo:margin-bottom="0.199cm" style:contextual-spacing="false"/>
      <style:text-properties officeooo:paragraph-rsid="0038a33c"/>
    </style:style>
    <style:style style:name="P33" style:family="paragraph" style:parent-style-name="Text_20_body">
      <style:paragraph-properties fo:margin-top="0cm" fo:margin-bottom="0.199cm" style:contextual-spacing="false"/>
      <style:text-properties fo:font-weight="normal" officeooo:rsid="0038a33c" officeooo:paragraph-rsid="0038a33c" style:font-weight-asian="normal" style:font-weight-complex="normal"/>
    </style:style>
    <style:style style:name="P34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35" style:family="paragraph" style:parent-style-name="Text_20_body" style:list-style-name="L4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6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7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38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39" style:family="paragraph" style:parent-style-name="Text_20_body" style:list-style-name="L5">
      <style:paragraph-properties fo:margin-top="0cm" fo:margin-bottom="0.101cm" style:contextual-spacing="false"/>
      <style:text-properties officeooo:paragraph-rsid="0045ceee"/>
    </style:style>
    <style:style style:name="P40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41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48b8f1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top="0cm" fo:margin-bottom="0.101cm" style:contextual-spacing="false"/>
      <style:text-properties officeooo:rsid="0048b8f1" officeooo:paragraph-rsid="0048b8f1"/>
    </style:style>
    <style:style style:name="P43" style:family="paragraph" style:parent-style-name="Standard">
      <style:paragraph-properties fo:margin-top="0cm" fo:margin-bottom="0.199cm" style:contextual-spacing="false"/>
      <style:text-properties officeooo:paragraph-rsid="0038a33c"/>
    </style:style>
    <style:style style:name="T1" style:family="text">
      <style:text-properties fo:font-size="26pt" officeooo:rsid="0030c8aa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" officeooo:rsid="00155808"/>
    </style:style>
    <style:style style:name="T4" style:family="text">
      <style:text-properties officeooo:rsid="0037a784"/>
    </style:style>
    <style:style style:name="T5" style:family="text">
      <style:text-properties officeooo:rsid="00155808"/>
    </style:style>
    <style:style style:name="T6" style:family="text">
      <style:text-properties fo:font-weight="normal" officeooo:rsid="0037a784" style:font-weight-asian="normal" style:font-weight-complex="normal"/>
    </style:style>
    <style:style style:name="T7" style:family="text">
      <style:text-properties style:font-name="Liberation Serif" fo:font-size="12pt" officeooo:rsid="00155808" style:font-size-asian="12pt" style:font-size-complex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style:text-underline-style="none" fo:font-weight="normal" officeooo:rsid="003afbac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="Liberation Serif" fo:font-size="12pt" fo:font-style="normal" fo:font-weight="normal" officeooo:rsid="003b96d2" style:font-size-asian="12pt" style:font-style-asian="normal" style:font-weight-asian="normal" style:font-size-complex="12pt"/>
    </style:style>
    <style:style style:name="T12" style:family="text">
      <style:text-properties style:font-name="Liberation Serif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officeooo:rsid="003f8cfe" style:font-size-asian="12pt" style:font-size-complex="12pt"/>
    </style:style>
    <style:style style:name="T15" style:family="text">
      <style:text-properties style:font-name="Liberation Serif" fo:font-size="12pt" style:text-underline-style="none" fo:font-weight="normal" officeooo:rsid="003b96d2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3f8cfe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26pt" officeooo:rsid="0030c8aa" style:font-size-asian="26pt" style:font-size-complex="26pt"/>
    </style:style>
    <style:style style:name="T18" style:family="text">
      <style:text-properties style:font-name="Liberation Serif" fo:font-size="26pt" style:font-size-asian="26pt" style:font-size-complex="26pt"/>
    </style:style>
    <style:style style:name="T19" style:family="text">
      <style:text-properties style:font-name="Liberation Serif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Liberation Serif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style:text-underline-style="none" fo:font-weight="normal" officeooo:rsid="00370d08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style:text-underline-style="none" fo:font-weight="normal" officeooo:rsid="0045ceee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46530f" style:font-size-asian="12pt" style:font-weight-asian="normal" style:font-size-complex="12pt" style:font-weight-complex="normal"/>
    </style:style>
    <style:style style:name="T26" style:family="text">
      <style:text-properties officeooo:rsid="0048b8f1"/>
    </style:style>
    <style:style style:name="T27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0"><draw:image xlink:href="Pictures/10000000000005DC000000B943011239.png" xlink:type="simple" xlink:show="embed" xlink:actuate="onLoad" draw:mime-type="image/png"/></draw:frame><text:span text:style-name="T1">Relaciones</text:span><text:span text:style-name="T2">:</text:span></text:h>
      <text:h text:style-name="P2" text:outline-level="2">Relaciones entre conjuntos:</text:h>
      <text:p text:style-name="P3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2" draw:name="Objeto1" text:anchor-type="as-char" svg:y="-0.388cm" svg:width="2.979cm" svg:height="0.512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2" draw:name="Objeto3" text:anchor-type="as-char" svg:y="-0.379cm" svg:width="0.228cm" svg:height="0.47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2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4" text:outline-level="2">Dominio y <text:span text:style-name="T4">imagen</text:span><text:span text:style-name="T5">:</text:span></text:h>
      <text:p text:style-name="P5">¿Que es el dominio y <text:span text:style-name="T4">la i</text:span><text:span text:style-name="Strong_20_Emphasis"><text:span text:style-name="T6">magen</text:span></text:span>?</text:p>
      <text:list text:style-name="L1">
        <text:list-item>
          <text:p text:style-name="P6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7"><text:span text:style-name="Strong_20_Emphasis"><text:span text:style-name="T4">Imagen</text:span></text:span><text:span text:style-name="Strong_20_Emphasis">:</text:span> Conjunto de todos los valores de salida obtenidos en la relación. </text:p>
        </text:list-item>
      </text:list>
      <text:p text:style-name="P8">Ejemplo:</text:p>
      <text:p text:style-name="P9">Si tenemos la relación: <draw:frame draw:style-name="fr2" draw:name="Objeto20" text:anchor-type="as-char" svg:y="-0.388cm" svg:width="3.411cm" svg:height="0.512cm" draw:z-index="6"><draw:object xlink:href="./Object 20" xlink:type="simple" xlink:show="embed" xlink:actuate="onLoad"/><draw:image xlink:href="./ObjectReplacements/Object 20" xlink:type="simple" xlink:show="embed" xlink:actuate="onLoad"/></draw:frame>, el dominio es <draw:frame draw:style-name="fr2" draw:name="Objeto23" text:anchor-type="as-char" svg:y="-0.379cm" svg:width="1.295cm" svg:height="0.497cm" draw:z-index="20"><draw:object xlink:href="./Object 23" xlink:type="simple" xlink:show="embed" xlink:actuate="onLoad"/><draw:image xlink:href="./ObjectReplacements/Object 23" xlink:type="simple" xlink:show="embed" xlink:actuate="onLoad"/></draw:frame><text:s/>y <text:span text:style-name="T4">la imagen</text:span> es <draw:frame draw:style-name="fr2" draw:name="Objeto24" text:anchor-type="as-char" svg:y="-0.379cm" svg:width="1.312cm" svg:height="0.497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Definición formal:</text:p>
      <text:p text:style-name="P11">Si <draw:frame draw:style-name="fr2" draw:name="Objeto5" text:anchor-type="as-char" svg:y="-0.379cm" svg:width="0.33cm" svg:height="0.471cm" draw:z-index="5"><draw:object xlink:href="./Object 5" xlink:type="simple" xlink:show="embed" xlink:actuate="onLoad"/><draw:image xlink:href="./ObjectReplacements/Object 5" xlink:type="simple" xlink:show="embed" xlink:actuate="onLoad"/></draw:frame><text:s/>y <draw:frame draw:style-name="fr2" draw:name="Objeto6" text:anchor-type="as-char" svg:y="-0.379cm" svg:width="0.291cm" svg:height="0.471cm" draw:z-index="7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2" draw:name="Objeto7" text:anchor-type="as-char" svg:y="-0.379cm" svg:width="0.3cm" svg:height="0.471cm" draw:z-index="8"><draw:object xlink:href="./Object 7" xlink:type="simple" xlink:show="embed" xlink:actuate="onLoad"/><draw:image xlink:href="./ObjectReplacements/Object 7" xlink:type="simple" xlink:show="embed" xlink:actuate="onLoad"/></draw:frame><text:s/>de <draw:frame draw:style-name="fr2" draw:name="Objeto8" text:anchor-type="as-char" svg:y="-0.379cm" svg:width="0.33cm" svg:height="0.471cm" draw:z-index="9"><draw:object xlink:href="./Object 8" xlink:type="simple" xlink:show="embed" xlink:actuate="onLoad"/><draw:image xlink:href="./ObjectReplacements/Object 8" xlink:type="simple" xlink:show="embed" xlink:actuate="onLoad"/></draw:frame><text:s/>a <draw:frame draw:style-name="fr2" draw:name="Objeto9" text:anchor-type="as-char" svg:y="-0.379cm" svg:width="0.291cm" svg:height="0.471cm" draw:z-index="19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2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12"><draw:frame draw:style-name="fr2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Esto significa que la relación se forma al seleccionar ciertos pares de <draw:frame draw:style-name="fr2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4" text:outline-level="2">Par ordenado<text:span text:style-name="T5">:</text:span></text:h>
      <text:p text:style-name="P14">¿Que es un par ordenado? Llamamos par ordenado al par en ele que queda determinado cual es el primer componente y cual es el segundo componente. Se escriben entre paréntesis, separados por coma.</text:p>
      <text:p text:style-name="P15">Ejemplo:</text:p>
      <text:p text:style-name="P16"><draw:frame draw:style-name="fr2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2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4" text:outline-level="2">Relación inversa<text:span text:style-name="T5">:</text:span></text:h>
      <text:p text:style-name="P17"><text:span text:style-name="T7">D</text:span><text:span text:style-name="T8">ada una relación A, llamamos relación inversa. A^-1, al conjunto de pares ordenados que resultan de invertir el orden de los elementos de los pares de A.</text:span></text:p>
      <text:p text:style-name="P18"><text:span text:style-name="T8">Simbólicamente: </text:span><text:span text:style-name="T8"><draw:frame draw:style-name="fr2" draw:name="Objeto19" text:anchor-type="as-char" svg:y="-0.439cm" svg:width="4.419cm" svg:height="0.563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8"><text:s/></text:span></text:p>
      <text:p text:style-name="P19"><text:span text:style-name="T9">De aquí que si </text:span><text:span text:style-name="T9"><draw:frame draw:style-name="fr2" draw:name="Objeto21" text:anchor-type="as-char" svg:y="-0.379cm" svg:width="1.52cm" svg:height="0.471cm" draw:z-index="23"><draw:object xlink:href="./Object 21" xlink:type="simple" xlink:show="embed" xlink:actuate="onLoad"/><draw:image xlink:href="./ObjectReplacements/Object 21" xlink:type="simple" xlink:show="embed" xlink:actuate="onLoad"/></draw:frame></text:span><text:span text:style-name="T9">, </text:span><text:span text:style-name="T10">entonces </text:span><text:span text:style-name="T10"><draw:frame draw:style-name="fr2" draw:name="Objeto22" text:anchor-type="as-char" svg:y="-0.439cm" svg:width="1.842cm" svg:height="0.531cm" draw:z-index="24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.</text:span></text:p>
      <text:p text:style-name="P20">Ejemplo:</text:p>
      <text:p text:style-name="P21"><text:span text:style-name="T10">Si tenemos la relación: </text:span><text:span text:style-name="T10"><draw:frame draw:style-name="fr2" draw:name="Objeto25" text:anchor-type="as-char" svg:y="-0.388cm" svg:width="4.069cm" svg:height="0.512cm" draw:z-index="25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10">, </text:span><text:span text:style-name="T11">su inversa sera </text:span><text:span text:style-name="T11"><draw:frame draw:style-name="fr2" draw:name="Objeto26" text:anchor-type="as-char" svg:y="-0.439cm" svg:width="4.41cm" svg:height="0.563cm" draw:z-index="26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h text:style-name="P22" text:outline-level="2"><text:span text:style-name="T12">Propiedades de las relaciones</text:span><text:span text:style-name="T13">:</text:span></text:h>
      <text:list text:style-name="L3">
        <text:list-item>
          <text:p text:style-name="P23"><text:span text:style-name="T7">R</text:span><text:span text:style-name="T8">eflexiva o idéntica: </text:span><text:span text:style-name="T14">Todo elemento está relacionado con si mismo.</text:span></text:p>
          <text:p text:style-name="P24"><text:span text:style-name="T8">Ejemplo: </text:span><text:span text:style-name="T8"><draw:frame draw:style-name="fr2" draw:name="Objeto35" text:anchor-type="as-char" svg:y="-0.388cm" svg:width="4.045cm" svg:height="0.512cm" draw:z-index="27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23"><text:span text:style-name="T8">Simétrica o recíproca:</text:span><text:span text:style-name="T14"> Si un elemento está relacionado con otro entonces este último está relacionado con el primero</text:span></text:p>
          <text:p text:style-name="P24"><text:span text:style-name="T8">Ejemplo: </text:span><text:span text:style-name="T8"><draw:frame draw:style-name="fr2" draw:name="Objeto36" text:anchor-type="as-char" svg:y="-0.388cm" svg:width="4.045cm" svg:height="0.512cm" draw:z-index="28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  </text:list-item>
        <text:list-item>
          <text:p text:style-name="P23"><text:span text:style-name="T8">Asimétrica: </text:span><text:span text:style-name="T14">Si un elemento está relacionado con otro entonces este último esta relacionado con el primero sólo cuando ambos elementos sean iguales.</text:span></text:p>
          <text:p text:style-name="P24"><text:span text:style-name="T8">Ejemplo: </text:span><text:span text:style-name="T8"><draw:frame draw:style-name="fr2" draw:name="Objeto37" text:anchor-type="as-char" svg:y="-0.388cm" svg:width="5.177cm" svg:height="0.512cm" draw:z-index="29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p>
        </text:list-item>
        <text:list-item>
          <text:p text:style-name="P25"><text:soft-page-break/><text:span text:style-name="T15">Transitiva:</text:span><text:span text:style-name="T16"> Si un elemento está relacionado con otro y éste último está relacionado con un tercero, entonces el primero estará relacionado con el tercero.</text:span></text:p>
          <text:p text:style-name="P26"><text:span text:style-name="T8">Ejemplo: </text:span><text:span text:style-name="T8"><draw:frame draw:style-name="fr2" draw:name="Objeto38" text:anchor-type="as-char" svg:y="-0.388cm" svg:width="7.74cm" svg:height="0.512cm" draw:z-index="30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7">Propiedad</text:p>
          </table:table-cell>
          <table:table-cell table:style-name="Tabla1.A1" office:value-type="string">
            <text:p text:style-name="P27">Condición Matemática</text:p>
          </table:table-cell>
          <table:table-cell table:style-name="Tabla1.C1" office:value-type="string">
            <text:p text:style-name="P27">Ejemplo</text:p>
          </table:table-cell>
        </table:table-row>
        <table:table-row>
          <table:table-cell table:style-name="Tabla1.A2" office:value-type="string">
            <text:p text:style-name="P27">Reflexiva</text:p>
          </table:table-cell>
          <table:table-cell table:style-name="Tabla1.A2" office:value-type="string">
            <text:p text:style-name="P28"><draw:frame draw:style-name="fr2" draw:name="Objeto28" text:anchor-type="as-char" svg:y="-0.388cm" svg:width="1.639cm" svg:height="0.512cm" draw:z-index="31"><draw:object xlink:href="./Object 28" xlink:type="simple" xlink:show="embed" xlink:actuate="onLoad"/><draw:image xlink:href="./ObjectReplacements/Object 28" xlink:type="simple" xlink:show="embed" xlink:actuate="onLoad"/></draw:frame>, <draw:frame draw:style-name="fr2" draw:name="Objeto27" text:anchor-type="as-char" svg:y="-0.388cm" svg:width="1.619cm" svg:height="0.512cm" draw:z-index="3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C2" office:value-type="string">
            <text:p text:style-name="P27"><draw:frame draw:style-name="fr2" draw:name="Objeto29" text:anchor-type="as-char" svg:y="-0.388cm" svg:width="2.953cm" svg:height="0.512cm" draw:z-index="3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7">Simétrica</text:p>
          </table:table-cell>
          <table:table-cell table:style-name="Tabla1.A2" office:value-type="string">
            <text:p text:style-name="P29"><draw:frame draw:style-name="fr2" draw:name="Objeto33" text:anchor-type="as-char" svg:y="-0.388cm" svg:width="2.108cm" svg:height="0.512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, <draw:frame draw:style-name="fr2" draw:name="Objeto34" text:anchor-type="as-char" svg:y="-0.388cm" svg:width="3.597cm" svg:height="0.512cm" draw:z-index="37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a1.C2" office:value-type="string">
            <text:p text:style-name="P30"><draw:frame draw:style-name="fr2" draw:name="Objeto30" text:anchor-type="as-char" svg:y="-0.388cm" svg:width="2.953cm" svg:height="0.512cm" draw:z-index="35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Asimétrica</text:p>
          </table:table-cell>
          <table:table-cell table:style-name="Tabla1.A2" office:value-type="string">
            <text:p text:style-name="P29"><draw:frame draw:style-name="fr2" draw:name="Objeto39" text:anchor-type="as-char" svg:y="-0.388cm" svg:width="2.108cm" svg:height="0.512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, <draw:frame draw:style-name="fr2" draw:name="Objeto40" text:anchor-type="as-char" svg:y="-0.388cm" svg:width="3.598cm" svg:height="0.51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1" text:anchor-type="as-char" svg:y="-0.388cm" svg:width="2.96cm" svg:height="0.512cm" draw:z-index="36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Transitiva</text:p>
          </table:table-cell>
          <table:table-cell table:style-name="Tabla1.A2" office:value-type="string">
            <text:p text:style-name="P29"><draw:frame draw:style-name="fr2" draw:name="Objeto41" text:anchor-type="as-char" svg:y="-0.388cm" svg:width="2.517cm" svg:height="0.5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, <draw:frame draw:style-name="fr2" draw:name="Objeto42" text:anchor-type="as-char" svg:y="-0.388cm" svg:width="5.521cm" svg:height="0.512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2" text:anchor-type="as-char" svg:y="-0.388cm" svg:width="4.043cm" svg:height="0.512cm" draw:z-index="42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h text:style-name="P31" text:outline-level="1" text:is-list-header="true"><text:span text:style-name="T17">Funciones</text:span><text:span text:style-name="T18">:</text:span></text:h>
      <text:h text:style-name="P32" text:outline-level="4"><text:span text:style-name="T19">¿Qué es una función? </text:span><text:span text:style-name="T20">Una función es una relación especial entre dos conjuntos donde </text:span><text:span text:style-name="Strong_20_Emphasis"><text:span text:style-name="T20">a cada elemento del conjunto de partida (dominio)</text:span></text:span><text:span text:style-name="T20"> le corresponde </text:span><text:span text:style-name="Strong_20_Emphasis"><text:span text:style-name="T20">exactamente un elemento del conjunto de llegada (codominio)</text:span></text:span><text:span text:style-name="T20">. Esto significa que una función no puede asignar dos valores diferentes a un mismo elemento del dominio.</text:span></text:h>
      <text:p text:style-name="P33">Notación:</text:p>
      <text:p text:style-name="P34"><text:span text:style-name="T20">Se denota como </text:span><text:span text:style-name="T20"><draw:frame draw:style-name="fr2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, donde:</text:span></text:p>
      <text:list text:style-name="L4">
        <text:list-item>
          <text:p text:style-name="P35">A es el dominio (Conjunto de partida) </text:p>
        </text:list-item>
        <text:list-item>
          <text:p text:style-name="P35">B es el codominio (Conjunto de llegada)</text:p>
        </text:list-item>
      </text:list>
      <text:p text:style-name="P36">Ejemplo:</text:p>
      <text:p text:style-name="P37"><text:span text:style-name="T20">La función </text:span><text:span text:style-name="T20"><draw:frame draw:style-name="fr2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<text:s/>asigna a cada numero real </text:span><text:span text:style-name="T20"><draw:frame draw:style-name="fr2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20"><text:s/>su doble. Si </text:span><text:span text:style-name="T20"><draw:frame draw:style-name="fr2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0">, entonces </text:span><text:span text:style-name="T20"><draw:frame draw:style-name="fr2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4"><text:span text:style-name="T20"><draw:frame draw:style-name="fr3" draw:name="Objeto43" text:anchor-type="as-char" svg:y="-0.388cm" svg:width="4.385cm" svg:height="0.512cm" draw:z-index="43"><draw:object xlink:href="./Object 43" xlink:type="simple" xlink:show="embed" xlink:actuate="onLoad"/><draw:image xlink:href="./ObjectReplacements/Object 43" xlink:type="simple" xlink:show="embed" xlink:actuate="onLoad"/></draw:frame></text:span></text:p>
      <text:h text:style-name="P38" text:outline-level="2"><text:span text:style-name="T21">Clasificación de las funciones</text:span><text:span text:style-name="T22">:</text:span></text:h>
      <text:list text:style-name="L5">
        <text:list-item>
          <text:p text:style-name="P39"><text:span text:style-name="T23">I</text:span><text:span text:style-name="T24">nyectiva: </text:span><text:span text:style-name="T25">Una función es </text:span><text:span text:style-name="Strong_20_Emphasis"><text:span text:style-name="T25">inyectiva</text:span></text:span><text:span text:style-name="T25"> si a cada elemento del </text:span><text:span text:style-name="Strong_20_Emphasis"><text:span text:style-name="T25">codominio</text:span></text:span><text:span text:style-name="T25"> le corresponde como máximo un elemento del </text:span><text:span text:style-name="Strong_20_Emphasis"><text:span text:style-name="T25">dominio</text:span></text:span><text:span text:style-name="T25">. Es decir, no hay dos elementos diferentes del dominio que tengan la misma imagen en el codominio. </text:span></text:p>
        </text:list-item>
        <text:list-item>
          <text:p text:style-name="P39"><text:span text:style-name="T24">Sobreyectiva: </text:span><text:span text:style-name="T25">Una función es </text:span><text:span text:style-name="Strong_20_Emphasis"><text:span text:style-name="T25">sobreyectiva</text:span></text:span><text:span text:style-name="T25"> si su </text:span><text:span text:style-name="Strong_20_Emphasis"><text:span text:style-name="T25">imagen</text:span></text:span><text:span text:style-name="T25"> es igual al </text:span><text:span text:style-name="Strong_20_Emphasis"><text:span text:style-name="T25">codominio</text:span></text:span><text:span text:style-name="T25">. Esto significa que cada elemento del codominio tiene al menos un elemento del dominio que le corresponde. </text:span></text:p>
        </text:list-item>
        <text:list-item>
          <text:p text:style-name="P39"><text:span text:style-name="T24">Biyectiva: </text:span><text:span text:style-name="T25">Una función es </text:span><text:span text:style-name="Strong_20_Emphasis"><text:span text:style-name="T25">biyectiva</text:span></text:span><text:span text:style-name="T25"> si es tanto </text:span><text:span text:style-name="Strong_20_Emphasis"><text:span text:style-name="T25">inyectiva</text:span></text:span><text:span text:style-name="T25"> como </text:span><text:span text:style-name="Strong_20_Emphasis"><text:span text:style-name="T25">sobreyectiva</text:span></text:span><text:span text:style-name="T25">. Es decir, cada elemento del dominio tiene una única imagen en el codominio, y cada elemento del codominio tiene una única preimagen en el dominio. </text:span></text:p>
        </text:list-item>
      </text:list>
      <text:h text:style-name="P40" text:outline-level="2"><text:span text:style-name="T26">Dominio y rango de una función</text:span>:</text:h>
      <text:h text:style-name="P41" text:outline-level="2"><text:span text:style-name="T26">Evaluar funciones</text:span>:</text:h>
      <text:h text:style-name="P41" text:outline-level="2"><text:span text:style-name="T22">R</text:span><text:span text:style-name="T26">aíces o ceros</text:span><text:span text:style-name="T22">:</text:span></text:h>
      <text:h text:style-name="P41" text:outline-level="2"><text:span text:style-name="T26">Asíntotas</text:span>:</text:h>
      <text:p text:style-name="P42"><text:span text:style-name="T22">F</text:span><text:span text:style-name="T27">unciones a trozos</text:span></text:p>
      <text:h text:style-name="P40" text:outline-level="2"><text:span text:style-name="T26">Operaciones entre funciones</text:span>:</text:h>
      <text:h text:style-name="P41" text:outline-level="2"><text:span text:style-name="T26">Función compuesta</text:span><text:span text:style-name="T22">:</text:span></text:h>
      <text:h text:style-name="P40" text:outline-level="2"><text:span text:style-name="T26">Función inversa</text:span>:</text:h>
      <text:p text:style-name="P4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03T14:36:39.943000000</dc:date>
    <meta:editing-duration>PT3H20M34S</meta:editing-duration>
    <meta:editing-cycles>10</meta:editing-cycles>
    <meta:generator>LibreOffice/24.8.3.2$Windows_X86_64 LibreOffice_project/48a6bac9e7e268aeb4c3483fcf825c94556d9f92</meta:generator>
    <meta:print-date>2024-12-25T19:48:19.218667866</meta:print-date>
    <meta:printed-by>Archivos PDF</meta:printed-by>
    <meta:document-statistic meta:table-count="1" meta:image-count="1" meta:object-count="43" meta:page-count="2" meta:paragraph-count="68" meta:word-count="563" meta:character-count="3391" meta:non-whitespace-character-count="2870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∈</mo>
        <msup>
          <mi>A</mi>
          <mrow>
            <mo stretchy="false">−</mo>
            <mn>1</mn>
          </mrow>
        </msup>
      </mrow>
      <mo stretchy="false">←</mo>
      <mo stretchy="false">→</mo>
      <mrow>
        <mrow>
          <mo fence="true" form="prefix" stretchy="false">(</mo>
          <mrow>
            <mrow>
              <mi>x</mi>
              <mn>.</mn>
              <mi>y</mi>
            </mrow>
          </mrow>
          <mo fence="true" form="postfix" stretchy="false">)</mo>
        </mrow>
        <mo stretchy="false">∈</mo>
        <mi>A</mi>
      </mrow>
    </mrow>
    <annotation encoding="StarMath 5.0">(y, x) in A^-1 leftarrow  rightarrow (x.y) in 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o fence="true" form="prefix" stretchy="false">{</mo>
      <mrow>
        <mrow>
          <mrow>
            <mo fence="true" form="prefix" stretchy="false">(</mo>
            <mrow>
              <mrow>
                <mn>1</mn>
                <mn>,2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3</mn>
                <mn>,4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5</mn>
                <mn>,6</mn>
              </mrow>
            </mrow>
            <mo fence="true" form="postfix" stretchy="false">)</mo>
          </mrow>
        </mrow>
      </mrow>
      <mo fence="true" form="postfix" stretchy="false">}</mo>
    </mrow>
    <annotation encoding="StarMath 5.0">lbrace (1,2),(3,4),(5,6) rbrace</annotation>
  </semantics>
</math>
</file>

<file path=Object 21/content.xml><?xml version="1.0" encoding="utf-8"?>
<math xmlns="http://www.w3.org/1998/Math/MathML" display="block">
  <semantics>
    <mrow>
      <mi>R</mi>
      <mi mathvariant="normal">:</mi>
      <mi>A</mi>
      <mo stretchy="false">→</mo>
      <mi>B</mi>
    </mrow>
    <annotation encoding="StarMath 5.0">R:A-&gt;B</annotation>
  </semantics>
</math>
</file>

<file path=Object 22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i mathvariant="normal">:</mi>
      <mi>B</mi>
      <mo stretchy="false">→</mo>
      <mi>A</mi>
    </mrow>
    <annotation encoding="StarMath 5.0">R^-1:B-&gt;A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1</mn>
          <mn>,3</mn>
          <mn>,5</mn>
        </mrow>
      </mrow>
      <mo fence="true" form="postfix" stretchy="false">}</mo>
    </mrow>
    <annotation encoding="StarMath 5.0">lbrace 1,3,5 rbrace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n>2</mn>
          <mn>,4</mn>
          <mn>,6</mn>
        </mrow>
      </mrow>
      <mo fence="true" form="postfix" stretchy="false">}</mo>
    </mrow>
    <annotation encoding="StarMath 5.0">lbrace 2,4,6 rbrace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5</mn>
                  <mn>,6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(3,4),(5,6) rbrace</annotation>
  </semantics>
</math>
</file>

<file path=Object 26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6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^-1= lbrace (2,1),(4,3),(6,5) rbrace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,</mi>
            <mi>x</mi>
          </mrow>
        </mrow>
        <mo fence="true" form="postfix" stretchy="false">)</mo>
      </mrow>
      <mo stretchy="false">∈</mo>
      <mi>R</mi>
    </mrow>
    <annotation encoding="StarMath 5.0">(x,x) in R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>A</mi>
      </mrow>
    </mrow>
    <annotation encoding="StarMath 5.0">forall(x) in A</annotation>
  </semantics>
</math>
</file>

<file path=Object 29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1), (2,2) rbrace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1) rbrace</annotation>
  </semantics>
</math>
</file>

<file path=Object 31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3) rbrace</annotation>
  </semantics>
</math>
</file>

<file path=Object 32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1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1,3) rbrace</annotation>
  </semantics>
</math>
</file>

<file path=Object 33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∈</mo>
        <mi>R</mi>
      </mrow>
    </mrow>
    <annotation encoding="StarMath 5.0">(a,b) in R -&gt; (b,a) in R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1), (2,2), (3,3) rbrace</annotation>
  </semantics>
</math>
</file>

<file path=Object 36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1), (3,3) rbrace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3,4), (4,5) rbrace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c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d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a,b), (b,c), (a,c), (c,d), (a,d), (b,d) rbrace</annotation>
  </semantics>
</math>
</file>

<file path=Object 3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∉</mo>
        <mi>R</mi>
      </mrow>
    </mrow>
    <annotation encoding="StarMath 5.0">(a,b) in R -&gt; (b,a) notin R</annotation>
  </semantics>
</math>
</file>

<file path=Object 4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∈</mo>
        <mi>A</mi>
      </mrow>
    </mrow>
    <annotation encoding="StarMath 5.0">forall(x,y,z) in A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row>
          <mi>R</mi>
          <mo stretchy="false">∧</mo>
          <mrow>
            <mo fence="true" form="prefix" stretchy="false">(</mo>
            <mrow>
              <mrow>
                <mi>b</mi>
                <mi>,</mi>
                <mi>c</mi>
              </mrow>
            </mrow>
            <mo fence="true" form="postfix" stretchy="false">)</mo>
          </mrow>
        </mrow>
        <mo stretchy="false">∈</mo>
        <mi>R</mi>
      </mrow>
      <mo stretchy="false">→</mo>
      <mrow>
        <mrow>
          <mo fence="true" form="prefix" stretchy="false">(</mo>
          <mrow>
            <mrow>
              <mi>a</mi>
              <mi>,</mi>
              <mi>c</mi>
            </mrow>
          </mrow>
          <mo fence="true" form="postfix" stretchy="false">)</mo>
        </mrow>
        <mo stretchy="false">∈</mo>
        <mi>R</mi>
      </mrow>
    </mrow>
    <annotation encoding="StarMath 5.0">(a,b) in R and (b,c) in R -&gt; (a,c) in R</annotation>
  </semantics>
</math>
</file>

<file path=Object 43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normal">ℝ</mi>
        <mo stretchy="false">=</mo>
        <mrow>
          <mo fence="true" form="prefix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}</mo>
        </mrow>
      </mrow>
    </mrow>
    <annotation encoding="StarMath 5.0">dom f(x)= setR = lbrace - infinity,+ infinity  rbrace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